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enlo, Courier, Verdana, sans-serif"/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2709in" style:line-height-at-least="0.2709in" fo:widows="1" fo:text-indent="0in" style:auto-text-indent="false" fo:padding="0.1354in" fo:border="0.0008in solid #dddddd"/>
      <style:text-properties fo:font-variant="normal" fo:text-transform="none" fo:color="#111111" style:font-name="Consolas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709in" fo:widows="1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line-height-at-least="0.2709in" fo:widows="1" fo:text-indent="0in" style:auto-text-indent="false" fo:padding="0in" fo:border="none"/>
    </style:style>
    <style:style style:name="T1" style:family="text">
      <style:text-properties fo:font-variant="normal" fo:text-transform="none" fo:color="#111111" style:font-name="Georgia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7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 HOUR DOM MON DOW CMD</text:p>
      <text:p text:style-name="Standard">0 15 * * *</text:p>
      <text:p text:style-name="Standard">Run everyday at 15h</text:p>
      <text:p text:style-name="Standard"/>
      <text:p text:style-name="Standard"/>
      <text:list xml:id="list3293691365848809255" text:style-name="L1">
        <text:list-item>
          <text:p text:style-name="P3"><text:span text:style-name="Strong_20_Emphasis"><text:span text:style-name="T1">*</text:span></text:span><text:span text:style-name="T1"> – Every day</text:span></text:p>
        </text:list-item>
        <text:list-item>
          <text:p text:style-name="P3"><text:span text:style-name="Strong_20_Emphasis"><text:span text:style-name="T1">*</text:span></text:span><text:span text:style-name="T1"> – Every month</text:span></text:p>
        </text:list-item>
        <text:list-item>
          <text:p text:style-name="P3"><text:span text:style-name="Strong_20_Emphasis"><text:span text:style-name="T1">*</text:span></text:span><text:span text:style-name="T1"> – Every day of the week</text:span></text:p>
        </text:list-item>
      </text:list>
      <text:p text:style-name="P2"><text:span text:style-name="T1"/></text:p>
      <text:p text:style-name="P2"><text:span text:style-name="T1">*/5 * * * *</text:span></text:p>
      <text:p text:style-name="P2"><text:span text:style-name="T1">run every 5 minute of 5. For example: 9h 5ph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enlo, Courier, Verdana, sans-serif"/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13S</meta:editing-duration>
    <meta:editing-cycles>6</meta:editing-cycles>
    <meta:generator>OpenOffice/4.1.1$Win32 OpenOffice.org_project/411m6$Build-9775</meta:generator>
    <dc:date>2016-01-28T09:34:13.09</dc:date>
    <meta:document-statistic meta:table-count="0" meta:image-count="0" meta:object-count="0" meta:page-count="1" meta:paragraph-count="8" meta:word-count="48" meta:character-count="164"/>
    <meta:user-defined meta:name="Info 1"/>
    <meta:user-defined meta:name="Info 2"/>
    <meta:user-defined meta:name="Info 3"/>
    <meta:user-defined meta:name="Info 4"/>
  </office:meta>
</office:document-meta>
</file>